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81d41a"/>
    </style:style>
    <style:style style:name="gr1" style:family="graphic">
      <style:graphic-properties draw:textarea-horizontal-align="center" draw:textarea-vertical-align="middle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line draw:z-index="0" draw:name="Line 1" draw:style-name="gr1" draw:text-style-name="P1" svg:x1="5.633cm" svg:y1="1.038cm" svg:x2="8.141cm" svg:y2="1.625cm">
            <text:p/>
          </draw:line>
          <draw:line draw:z-index="1" draw:name="Line 2" draw:style-name="gr1" draw:text-style-name="P1" svg:x1="5.587cm" svg:y1="0.993cm" svg:x2="5.587cm" svg:y2="1.558cm">
            <text:p/>
          </draw:line>
          <draw:line draw:z-index="2" draw:name="Line 3" draw:style-name="gr1" draw:text-style-name="P1" svg:x1="5.587cm" svg:y1="1.535cm" svg:x2="8.187cm" svg:y2="1.648cm">
            <text:p/>
          </draw:lin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Euclidean Distanc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float" office:value="1.414" calcext:value-type="float">
            <text:p>1.4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f base and height of an isoceles triangle are both 1. What would be length of the hypotenuse?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^2 + 1^2 = 2</text:p>
          </table:table-cell>
          <table:table-cell table:formula="of:=SQRT(2)" office:value-type="float" office:value="1.4142135623731" calcext:value-type="float">
            <text:p>1.4142135623731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Manhattan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hen you are moving along a column, you are moving along y-axi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en you are moving along a row, you are moving along x-axis.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3T11:52:43.468203616</meta:creation-date>
    <dc:date>2023-05-23T12:09:10.856877645</dc:date>
    <meta:editing-duration>PT16M26S</meta:editing-duration>
    <meta:editing-cycles>5</meta:editing-cycles>
    <meta:generator>LibreOffice/7.3.7.2$Linux_X86_64 LibreOffice_project/30$Build-2</meta:generator>
    <meta:document-statistic meta:table-count="1" meta:cell-count="15" meta:object-count="3"/>
  </office:meta>
</office:document-meta>
</file>